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DF7EE6554E5F6691.png" manifest:media-type="image/png"/>
  <manifest:file-entry manifest:full-path="Pictures/1000000000000200000002001A6677A79F9438E4.png" manifest:media-type="image/png"/>
  <manifest:file-entry manifest:full-path="Pictures/1000000000000200000002006C376890F42C9F32.png" manifest:media-type="image/png"/>
  <manifest:file-entry manifest:full-path="Pictures/1000000000000200000002005AD5D44A6F4DA729.png" manifest:media-type="image/png"/>
  <manifest:file-entry manifest:full-path="Pictures/1000000000000200000002004E141EE85A6A6ED8.png" manifest:media-type="image/png"/>
  <manifest:file-entry manifest:full-path="Pictures/100000000000020000000200E56375F1E62359BC.png" manifest:media-type="image/png"/>
  <manifest:file-entry manifest:full-path="Pictures/10000000000002000000020018C5765F1DF6E624.png" manifest:media-type="image/png"/>
  <manifest:file-entry manifest:full-path="Pictures/1000000000000200000002009290DBDE4EB473F8.png" manifest:media-type="image/png"/>
  <manifest:file-entry manifest:full-path="Pictures/100000000000020000000200ECCB1AB339B34653.png" manifest:media-type="image/png"/>
  <manifest:file-entry manifest:full-path="Pictures/100000000000020000000200EBFA1657CCA05B6E.png" manifest:media-type="image/png"/>
  <manifest:file-entry manifest:full-path="Pictures/100000000000020000000200B534B811321D9549.png" manifest:media-type="image/png"/>
  <manifest:file-entry manifest:full-path="Pictures/100000000000020000000200196A7DA22EB9B4A0.png" manifest:media-type="image/png"/>
  <manifest:file-entry manifest:full-path="Pictures/10000000000002000000020026CC7D827FC70139.png" manifest:media-type="image/png"/>
  <manifest:file-entry manifest:full-path="Pictures/10000000000002000000020011FA2666655AE7D1.png" manifest:media-type="image/png"/>
  <manifest:file-entry manifest:full-path="Pictures/1000000000000200000002009CB31D7FBA100497.png" manifest:media-type="image/png"/>
  <manifest:file-entry manifest:full-path="Pictures/100000000000020000000200C34CBF41A8321231.png" manifest:media-type="image/png"/>
  <manifest:file-entry manifest:full-path="Pictures/1000000000000200000002000D30EEDC51CE29AF.png" manifest:media-type="image/png"/>
  <manifest:file-entry manifest:full-path="Pictures/100000000000020000000200A73C5E5F3E5FFED0.png" manifest:media-type="image/png"/>
  <manifest:file-entry manifest:full-path="Pictures/1000000000000200000002008347D6EB7644A134.png" manifest:media-type="image/png"/>
  <manifest:file-entry manifest:full-path="Pictures/1000000000000200000002005D6D3185269F1834.png" manifest:media-type="image/png"/>
  <manifest:file-entry manifest:full-path="Pictures/100000000000020000000200B8A69E29A8236C98.png" manifest:media-type="image/png"/>
  <manifest:file-entry manifest:full-path="Pictures/100000000000020000000200515790E5E973A769.png" manifest:media-type="image/png"/>
  <manifest:file-entry manifest:full-path="Pictures/100000000000020000000200B7C5FB84AA96996B.png" manifest:media-type="image/png"/>
  <manifest:file-entry manifest:full-path="Pictures/1000000000000200000002002AA96F2C73482466.png" manifest:media-type="image/png"/>
  <manifest:file-entry manifest:full-path="Pictures/10000000000002000000020060100D04C7CB747E.png" manifest:media-type="image/png"/>
  <manifest:file-entry manifest:full-path="Pictures/1000000000000200000002002CA3254A643BC546.png" manifest:media-type="image/png"/>
  <manifest:file-entry manifest:full-path="Pictures/100000000000020000000200485BA036EECFB449.png" manifest:media-type="image/png"/>
  <manifest:file-entry manifest:full-path="Pictures/100000000000020000000200131481AC1FEC112C.png" manifest:media-type="image/png"/>
  <manifest:file-entry manifest:full-path="Pictures/1000000000000200000002009E23D493D221BE1A.png" manifest:media-type="image/png"/>
  <manifest:file-entry manifest:full-path="Pictures/100000000000020000000200D794317385ABA396.png" manifest:media-type="image/png"/>
  <manifest:file-entry manifest:full-path="Pictures/1000000000000200000002001183F198F9265F64.png" manifest:media-type="image/png"/>
  <manifest:file-entry manifest:full-path="Pictures/100000000000020000000200CBCAD00B76815FD7.png" manifest:media-type="image/png"/>
  <manifest:file-entry manifest:full-path="Pictures/1000000000000FA000000B41C6CE8F76037CC23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.396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Dash_5f_0" svg:stroke-width="0.018cm" svg:stroke-color="#d0d0d0" svg:stroke-linecap="butt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none" fo:min-height="0.431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fo:min-height="3.062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none" fo:min-height="3.128cm" fo:min-width="2.54cm" fo:padding-top="0.102cm" fo:padding-bottom="0.102cm" fo:padding-left="0.102cm" fo:padding-right="0.102cm"/>
      <style:paragraph-properties style:writing-mode="lr-tb"/>
    </style:style>
    <style:style style:name="gr11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3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19" style:family="graphic" style:parent-style-name="standard">
      <style:graphic-properties draw:stroke="none" draw:fill="none" draw:textarea-vertical-align="middle" fo:min-height="3.062cm" fo:min-width="2.54cm" fo:padding-top="0.102cm" fo:padding-bottom="0.102cm" fo:padding-left="0.102cm" fo:padding-right="0.102cm"/>
      <style:paragraph-properties style:writing-mode="lr-tb"/>
    </style:style>
    <style:style style:name="gr20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22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23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7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28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29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30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31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32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33" style:family="graphic" style:parent-style-name="standard">
      <style:graphic-properties draw:stroke="none" draw:fill="bitmap" draw:fill-image-name="Bitmap_5f_26" style:repeat="stretch" draw:fill-image-ref-point="top-left" draw:shadow="hidden"/>
    </style:style>
    <style:style style:name="gr34" style:family="graphic" style:parent-style-name="standard">
      <style:graphic-properties draw:stroke="none" draw:fill="bitmap" draw:fill-image-name="Bitmap_5f_27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28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29" style:repeat="stretch" draw:fill-image-ref-point="top-left" draw:shadow="hidden"/>
    </style:style>
    <style:style style:name="gr37" style:family="graphic" style:parent-style-name="standard">
      <style:graphic-properties draw:stroke="none" draw:fill="bitmap" draw:fill-image-name="Bitmap_5f_30" style:repeat="stretch" draw:fill-image-ref-point="top-left" draw:shadow="hidden"/>
    </style:style>
    <style:style style:name="gr38" style:family="graphic" style:parent-style-name="standard">
      <style:graphic-properties draw:stroke="none" draw:fill="bitmap" draw:fill-image-name="Bitmap_5f_31" style:repeat="stretch" draw:fill-image-ref-point="top-left" draw:shadow="hidden"/>
    </style:style>
    <style:style style:name="gr39" style:family="graphic" style:parent-style-name="standard">
      <style:graphic-properties draw:stroke="none" draw:fill="bitmap" draw:fill-image-name="Bitmap_5f_32" style:repeat="stretch" draw:fill-image-ref-point="top-left" draw:shadow="hidden"/>
    </style:style>
    <style:style style:name="gr40" style:family="graphic" style:parent-style-name="standard">
      <style:graphic-properties draw:stroke="none" draw:fill="none" draw:textarea-vertical-align="middle" fo:min-height="2.243cm" fo:min-width="2.5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fo:min-height="9.454cm" fo:min-width="2.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fo:min-height="10.184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loext:graphic-properties draw:fill="bitmap" draw:fill-image-name="Bitmap_5f_1" style:repeat="stretch" draw:fill-image-ref-point="top-left"/>
    </style:style>
    <style:style style:name="P7" style:family="paragraph">
      <loext:graphic-properties draw:fill="bitmap" draw:fill-image-name="Bitmap_5f_2" style:repeat="stretch" draw:fill-image-ref-point="top-left"/>
    </style:style>
    <style:style style:name="P8" style:family="paragraph">
      <loext:graphic-properties draw:fill="bitmap" draw:fill-image-name="Bitmap_5f_3" style:repeat="stretch" draw:fill-image-ref-point="top-left"/>
    </style:style>
    <style:style style:name="P9" style:family="paragraph">
      <loext:graphic-properties draw:fill="bitmap" draw:fill-image-name="Bitmap_5f_4" style:repeat="stretch" draw:fill-image-ref-point="top-left"/>
    </style:style>
    <style:style style:name="P10" style:family="paragraph">
      <loext:graphic-properties draw:fill="bitmap" draw:fill-image-name="Bitmap_5f_5" style:repeat="stretch" draw:fill-image-ref-point="top-left"/>
    </style:style>
    <style:style style:name="P11" style:family="paragraph">
      <loext:graphic-properties draw:fill="bitmap" draw:fill-image-name="Bitmap_5f_6" style:repeat="stretch" draw:fill-image-ref-point="top-left"/>
    </style:style>
    <style:style style:name="P12" style:family="paragraph">
      <loext:graphic-properties draw:fill="bitmap" draw:fill-image-name="Bitmap_5f_7" style:repeat="stretch" draw:fill-image-ref-point="top-left"/>
    </style:style>
    <style:style style:name="P13" style:family="paragraph">
      <loext:graphic-properties draw:fill="bitmap" draw:fill-image-name="Bitmap_5f_8" style:repeat="stretch" draw:fill-image-ref-point="top-lef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bitmap" draw:fill-image-name="Bitmap_5f_9" style:repeat="stretch" draw:fill-image-ref-point="top-left"/>
    </style:style>
    <style:style style:name="P16" style:family="paragraph">
      <loext:graphic-properties draw:fill="bitmap" draw:fill-image-name="Bitmap_5f_10" style:repeat="stretch" draw:fill-image-ref-point="top-left"/>
    </style:style>
    <style:style style:name="P17" style:family="paragraph">
      <loext:graphic-properties draw:fill="bitmap" draw:fill-image-name="Bitmap_5f_11" style:repeat="stretch" draw:fill-image-ref-point="top-left"/>
    </style:style>
    <style:style style:name="P18" style:family="paragraph">
      <loext:graphic-properties draw:fill="bitmap" draw:fill-image-name="Bitmap_5f_12" style:repeat="stretch" draw:fill-image-ref-point="top-left"/>
    </style:style>
    <style:style style:name="P19" style:family="paragraph">
      <loext:graphic-properties draw:fill="bitmap" draw:fill-image-name="Bitmap_5f_13" style:repeat="stretch" draw:fill-image-ref-point="top-left"/>
    </style:style>
    <style:style style:name="P20" style:family="paragraph">
      <loext:graphic-properties draw:fill="bitmap" draw:fill-image-name="Bitmap_5f_14" style:repeat="stretch" draw:fill-image-ref-point="top-left"/>
    </style:style>
    <style:style style:name="P21" style:family="paragraph">
      <loext:graphic-properties draw:fill="bitmap" draw:fill-image-name="Bitmap_5f_15" style:repeat="stretch" draw:fill-image-ref-point="top-left"/>
    </style:style>
    <style:style style:name="P22" style:family="paragraph">
      <loext:graphic-properties draw:fill="bitmap" draw:fill-image-name="Bitmap_5f_16" style:repeat="stretch" draw:fill-image-ref-point="top-left"/>
    </style:style>
    <style:style style:name="P23" style:family="paragraph">
      <loext:graphic-properties draw:fill="bitmap" draw:fill-image-name="Bitmap_5f_17" style:repeat="stretch" draw:fill-image-ref-point="top-left"/>
    </style:style>
    <style:style style:name="P24" style:family="paragraph">
      <loext:graphic-properties draw:fill="bitmap" draw:fill-image-name="Bitmap_5f_18" style:repeat="stretch" draw:fill-image-ref-point="top-left"/>
    </style:style>
    <style:style style:name="P25" style:family="paragraph">
      <loext:graphic-properties draw:fill="bitmap" draw:fill-image-name="Bitmap_5f_19" style:repeat="stretch" draw:fill-image-ref-point="top-left"/>
    </style:style>
    <style:style style:name="P26" style:family="paragraph">
      <loext:graphic-properties draw:fill="bitmap" draw:fill-image-name="Bitmap_5f_20" style:repeat="stretch" draw:fill-image-ref-point="top-left"/>
    </style:style>
    <style:style style:name="P27" style:family="paragraph">
      <loext:graphic-properties draw:fill="bitmap" draw:fill-image-name="Bitmap_5f_21" style:repeat="stretch" draw:fill-image-ref-point="top-left"/>
    </style:style>
    <style:style style:name="P28" style:family="paragraph">
      <loext:graphic-properties draw:fill="bitmap" draw:fill-image-name="Bitmap_5f_22" style:repeat="stretch" draw:fill-image-ref-point="top-left"/>
    </style:style>
    <style:style style:name="P29" style:family="paragraph">
      <loext:graphic-properties draw:fill="bitmap" draw:fill-image-name="Bitmap_5f_23" style:repeat="stretch" draw:fill-image-ref-point="top-left"/>
    </style:style>
    <style:style style:name="P30" style:family="paragraph">
      <loext:graphic-properties draw:fill="bitmap" draw:fill-image-name="Bitmap_5f_24" style:repeat="stretch" draw:fill-image-ref-point="top-left"/>
    </style:style>
    <style:style style:name="P31" style:family="paragraph">
      <loext:graphic-properties draw:fill="bitmap" draw:fill-image-name="Bitmap_5f_25" style:repeat="stretch" draw:fill-image-ref-point="top-left"/>
    </style:style>
    <style:style style:name="P32" style:family="paragraph">
      <loext:graphic-properties draw:fill="bitmap" draw:fill-image-name="Bitmap_5f_26" style:repeat="stretch" draw:fill-image-ref-point="top-left"/>
    </style:style>
    <style:style style:name="P33" style:family="paragraph">
      <loext:graphic-properties draw:fill="bitmap" draw:fill-image-name="Bitmap_5f_27" style:repeat="stretch" draw:fill-image-ref-point="top-left"/>
    </style:style>
    <style:style style:name="P34" style:family="paragraph">
      <loext:graphic-properties draw:fill="bitmap" draw:fill-image-name="Bitmap_5f_28" style:repeat="stretch" draw:fill-image-ref-point="top-left"/>
    </style:style>
    <style:style style:name="P35" style:family="paragraph">
      <loext:graphic-properties draw:fill="bitmap" draw:fill-image-name="Bitmap_5f_29" style:repeat="stretch" draw:fill-image-ref-point="top-left"/>
    </style:style>
    <style:style style:name="P36" style:family="paragraph">
      <loext:graphic-properties draw:fill="bitmap" draw:fill-image-name="Bitmap_5f_30" style:repeat="stretch" draw:fill-image-ref-point="top-left"/>
    </style:style>
    <style:style style:name="P37" style:family="paragraph">
      <loext:graphic-properties draw:fill="bitmap" draw:fill-image-name="Bitmap_5f_31" style:repeat="stretch" draw:fill-image-ref-point="top-left"/>
    </style:style>
    <style:style style:name="P38" style:family="paragraph">
      <loext:graphic-properties draw:fill="bitmap" draw:fill-image-name="Bitmap_5f_32" style:repeat="stretch" draw:fill-image-ref-point="top-left"/>
    </style:style>
    <style:style style:name="P39" style:family="paragraph">
      <style:paragraph-properties fo:margin-top="0.159cm" fo:margin-bottom="0.494cm" fo:text-align="start"/>
    </style:style>
    <style:style style:name="P40" style:family="paragraph">
      <style:paragraph-properties fo:margin-left="0.635cm" fo:margin-right="0cm" fo:text-align="start" fo:text-indent="-0.635cm"/>
    </style:style>
    <style:style style:name="T1" style:family="text">
      <style:text-properties fo:color="#ffffff" loext:opacity="100%" style:font-name="Century Gothic" fo:font-size="28pt" fo:language="en" fo:country="US" fo:font-weight="bold" style:font-name-asian="Century Gothic" style:font-size-asian="28pt" style:font-weight-asian="bold" style:font-name-complex="Century Gothic" style:font-size-complex="28pt" style:font-weight-complex="bold"/>
    </style:style>
    <style:style style:name="T2" style:family="text">
      <style:text-properties fo:color="#ffffff" loext:opacity="100%" style:font-name="Century Gothic" fo:font-size="28pt" fo:font-weight="bold" style:font-name-asian="Century Gothic" style:font-size-asian="28pt" style:font-weight-asian="bold" style:font-name-complex="Century Gothic" style:font-size-complex="28pt" style:font-weight-complex="bold"/>
    </style:style>
    <style:style style:name="T3" style:family="text">
      <style:text-properties fo:color="#292929" loext:opacity="100%" style:font-name="Constantia1" fo:font-size="10pt" fo:language="en" fo:country="US" fo:font-weight="bold" style:font-name-asian="Constantia1" style:font-size-asian="10pt" style:font-weight-asian="bold" style:font-name-complex="Constantia1" style:font-size-complex="10pt" style:font-weight-complex="bold"/>
    </style:style>
    <style:style style:name="T4" style:family="text">
      <style:text-properties fo:color="#292929" loext:opacity="100%" style:font-name="Constantia1" fo:font-size="10pt" fo:language="en" fo:country="US" style:font-name-asian="Constantia1" style:font-size-asian="10pt" style:font-name-complex="Constantia1" style:font-size-complex="10pt"/>
    </style:style>
    <style:style style:name="T5" style:family="text">
      <style:text-properties fo:color="#ffffff" loext:opacity="100%" style:font-name="Century Gothic" fo:font-size="11pt" fo:language="en" fo:country="US" fo:font-weight="bold" style:font-name-asian="Century Gothic" style:font-size-asian="11pt" style:font-weight-asian="bold" style:font-name-complex="Century Gothic" style:font-size-complex="11pt" style:font-weight-complex="bold"/>
    </style:style>
    <style:style style:name="T6" style:family="text">
      <style:text-properties fo:color="#ffffff" loext:opacity="100%" style:font-name="Century Gothic" fo:font-size="10pt" fo:language="en" fo:country="US" style:font-name-asian="Century Gothic" style:font-size-asian="10pt" style:font-name-complex="Century Gothic" style:font-size-complex="10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Century Gothic" fo:font-size="11pt" fo:language="en" fo:country="US" fo:font-style="normal" fo:text-shadow="none" style:text-underline-style="none" fo:font-weight="bold" style:letter-kerning="true" style:font-name-asian="Century Gothic" style:font-size-asian="11pt" style:font-style-asian="normal" style:font-weight-asian="bold" style:font-name-complex="Century Gothic" style:font-size-complex="1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Century Gothic" fo:font-size="24pt" fo:language="en" fo:country="US" fo:font-weight="bold" style:font-name-asian="Century Gothic" style:font-size-asian="24pt" style:font-weight-asian="bold" style:font-name-complex="Century Gothic" style:font-size-complex="24pt" style:font-weight-complex="bold"/>
    </style:style>
    <style:style style:name="T9" style:family="text">
      <style:text-properties fo:color="#ffffff" loext:opacity="100%" style:font-name="Century Gothic" fo:font-size="20pt" fo:language="en" fo:country="US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0" style:family="text">
      <style:text-properties fo:color="#ffffff" loext:opacity="100%" style:font-name="Century Gothic" fo:font-size="9pt" fo:language="en" fo:country="US" fo:font-weight="bold" style:font-name-asian="Century Gothic" style:font-size-asian="9pt" style:font-weight-asian="bold" style:font-name-complex="Century Gothic" style:font-size-complex="9pt" style:font-weight-complex="bold"/>
    </style:style>
    <style:style style:name="T11" style:family="text">
      <style:text-properties fo:color="#ffffff" loext:opacity="100%" style:font-name="Century Gothic" fo:font-size="8pt" fo:language="en" fo:country="US" style:font-name-asian="Century Gothic" style:font-size-asian="8pt" style:font-name-complex="Century Gothic" style:font-size-complex="8pt"/>
    </style:style>
    <style:style style:name="T12" style:family="text">
      <style:text-properties fo:color="#ffffff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13" style:family="text">
      <style:text-properties fo:color="#ffffff" loext:opacity="100%" style:font-name="Century Gothic" fo:font-size="8pt" fo:language="en" fo:country="US" fo:font-weight="bold" style:font-name-asian="Century Gothic" style:font-size-asian="8pt" style:font-weight-asian="bold" style:font-name-complex="Century Gothic" style:font-size-complex="8pt" style:font-weight-complex="bold"/>
    </style:style>
    <style:style style:name="T14" style:family="text">
      <style:text-properties fo:color="#ffffff" loext:opacity="100%" style:font-name="Century Gothic" fo:font-size="8pt" fo:font-weight="bold" style:font-name-asian="Century Gothic" style:font-size-asian="8pt" style:font-weight-asian="bold" style:font-name-complex="Century Gothic" style:font-size-complex="8pt" style:font-weight-complex="bold"/>
    </style:style>
    <style:style style:name="T15" style:family="text">
      <style:text-properties fo:color="#ffffff" loext:opacity="100%" style:font-name="Century Gothic" fo:font-size="10pt" fo:language="en" fo:country="US" fo:font-weight="bold" style:font-name-asian="Century Gothic" style:font-size-asian="10pt" style:font-weight-asian="bold" style:font-name-complex="Century Gothic" style:font-size-complex="10pt" style:font-weight-complex="bold"/>
    </style:style>
    <style:style style:name="T16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entury Gothic" style:font-size-asian="10pt" style:font-name-complex="Century Gothic" style:font-size-complex="10pt"/>
    </style:style>
    <style:style style:name="T17" style:family="text">
      <style:text-properties fo:color="#ffffff" loext:opacity="100%" style:font-name="Century Gothic" fo:font-size="11pt" fo:language="en" fo:country="US" style:font-name-asian="Century Gothic" style:font-size-asian="11pt" style:font-name-complex="Century Gothic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Maste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polygon draw:style-name="gr5" draw:text-style-name="P6" draw:layer="layout" svg:width="6.486cm" svg:height="6.486cm" svg:x="2.154cm" svg:y="2.88cm" svg:viewBox="0 0 6487 6487" draw:points="0,0 6487,0 6487,6487 0,6487">
          <text:p/>
        </draw:polygon>
        <draw:frame draw:style-name="gr6" draw:text-style-name="P3" draw:layer="layout" svg:width="6.486cm" svg:height="3.266cm" svg:x="2.154cm" svg:y="9.366cm">
          <draw:text-box>
            <text:p text:style-name="P5"><text:span text:style-name="T5">Responsible for making sure a Scrum Team lives by the values and practices of Scrum. They are <text:s/>often considered a coach for the team and their environment,, helping everyone do the best work they possibly can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Product Owne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2">Developers</text:span></text:p>
          </draw:text-box>
        </draw:frame>
        <draw:polygon draw:style-name="gr7" draw:text-style-name="P7" draw:layer="layout" svg:width="6.477cm" svg:height="6.477cm" svg:x="12.933cm" svg:y="2.889cm" svg:viewBox="0 0 6478 6478" draw:points="0,0 6478,0 6478,6478 0,6478">
          <text:p/>
        </draw:polygon>
        <draw:frame draw:style-name="gr6" draw:text-style-name="P3" draw:layer="layout" svg:width="6.486cm" svg:height="3.266cm" svg:x="12.924cm" svg:y="9.366cm">
          <draw:text-box>
            <text:p text:style-name="P5"><text:span text:style-name="T5">Responsible for the product value. Establishes a vision of what they wish to achieve, communicating it to the Scrum Team and stakeholders. </text:span></text:p>
          </draw:text-box>
        </draw:frame>
        <draw:polygon draw:style-name="gr8" draw:text-style-name="P8" draw:layer="layout" svg:width="6.477cm" svg:height="6.477cm" svg:x="2.164cm" svg:y="16.859cm" svg:viewBox="0 0 6478 6478" draw:points="0,0 6478,0 6478,6478 0,6478">
          <text:p/>
        </draw:polygon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Responsible for developing the product. The Scrum framework states that each team member should contribute in whatever way they can to complete the Sprint Goal of each sprint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Work closely with key stakeholders across the organization to communicate, define and order the product backlog. </text:span></text:p>
          </draw:text-box>
        </draw:frame>
        <draw:polygon draw:style-name="gr9" draw:text-style-name="P9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2" draw:style-name="dp1" draw:master-page-name="PM1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5">Decision maker regarding what features the product will hav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5">Orders the product backlog based on value, effort and other criteria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Does anything possible to help the team perform at their highest level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Removes all impediments to progress, ensures effective <text:s/>meetings and helps resolve conflicts.</text:span></text:p>
          </draw:text-box>
        </draw:frame>
        <draw:polygon draw:style-name="gr11" draw:text-style-name="P10" draw:layer="layout" svg:width="6.477cm" svg:height="6.477cm" svg:x="2.164cm" svg:y="2.889cm" svg:viewBox="0 0 6478 6478" draw:points="0,0 6478,0 6478,6478 0,6478">
          <text:p/>
        </draw:polygon>
        <draw:polygon draw:style-name="gr12" draw:text-style-name="P11" draw:layer="layout" svg:width="6.477cm" svg:height="6.477cm" svg:x="12.913cm" svg:y="2.889cm" svg:viewBox="0 0 6478 6478" draw:points="0,0 6478,0 6478,6478 0,6478">
          <text:p/>
        </draw:polygon>
        <draw:polygon draw:style-name="gr13" draw:text-style-name="P12" draw:layer="layout" svg:width="6.477cm" svg:height="6.477cm" svg:x="2.154cm" svg:y="16.859cm" svg:viewBox="0 0 6478 6478" draw:points="0,0 6478,0 6478,6478 0,6478">
          <text:p/>
        </draw:polygon>
        <draw:polygon draw:style-name="gr14" draw:text-style-name="P13" draw:layer="layout" svg:width="6.477cm" svg:height="6.477cm" svg:x="12.99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3" draw:style-name="dp1" draw:master-page-name="PM2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5">Helps the team to deal with outside distractions, so the team learns to balance focus on the goal they have set with stakeholder management and refinement activities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5">Responsible for quality and maintainability of chosen solutions, as well as technical side of refinement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14"><text:span text:style-name="T7">Have total authority </text:span><text:span text:style-name="T5">how to turn a Product Backlog Item into a usable increment. This includes which tools and techniques to use, who works on which tasks and how to organize their work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Implement the improvements that result from Sprint Retrospective. </text:span></text:p>
          </draw:text-box>
        </draw:frame>
        <draw:polygon draw:style-name="gr15" draw:text-style-name="P15" draw:layer="layout" svg:width="6.477cm" svg:height="6.477cm" svg:x="2.154cm" svg:y="2.889cm" svg:viewBox="0 0 6478 6478" draw:points="0,0 6478,0 6478,6478 0,6478">
          <text:p/>
        </draw:polygon>
        <draw:polygon draw:style-name="gr16" draw:text-style-name="P16" draw:layer="layout" svg:width="6.477cm" svg:height="6.477cm" svg:x="12.966cm" svg:y="2.889cm" svg:viewBox="0 0 6478 6478" draw:points="0,0 6478,0 6478,6478 0,6478">
          <text:p/>
        </draw:polygon>
        <draw:polygon draw:style-name="gr17" draw:text-style-name="P17" draw:layer="layout" svg:width="6.477cm" svg:height="6.477cm" svg:x="2.154cm" svg:y="16.859cm" svg:viewBox="0 0 6478 6478" draw:points="0,0 6478,0 6478,6478 0,6478">
          <text:p/>
        </draw:polygon>
        <draw:polygon draw:style-name="gr18" draw:text-style-name="P18" draw:layer="layout" svg:width="6.477cm" svg:height="6.477cm" svg:x="12.966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4" draw:style-name="dp1" draw:master-page-name="PM3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8">Commitment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Scrum Values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12.924cm" svg:y="9.366cm">
          <draw:text-box>
            <text:p text:style-name="P2"><text:span text:style-name="T8">Focus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2.154cm" svg:y="23.336cm">
          <draw:text-box>
            <text:p text:style-name="P2"><text:span text:style-name="T8">Openness </text:span></text:p>
          </draw:text-box>
        </draw:frame>
        <draw:frame draw:style-name="gr19" draw:text-style-name="P3" draw:layer="layout" svg:width="6.486cm" svg:height="3.266cm" svg:x="12.904cm" svg:y="23.336cm">
          <draw:text-box>
            <text:p text:style-name="P2"><text:span text:style-name="T8">Respect </text:span></text:p>
          </draw:text-box>
        </draw:frame>
        <draw:polygon draw:style-name="gr20" draw:text-style-name="P19" draw:layer="layout" svg:width="6.477cm" svg:height="6.477cm" svg:x="2.154cm" svg:y="2.889cm" svg:viewBox="0 0 6478 6478" draw:points="0,0 6478,0 6478,6478 0,6478">
          <text:p/>
        </draw:polygon>
        <draw:polygon draw:style-name="gr21" draw:text-style-name="P20" draw:layer="layout" svg:width="6.477cm" svg:height="6.477cm" svg:x="13.014cm" svg:y="2.889cm" svg:viewBox="0 0 6478 6478" draw:points="0,0 6478,0 6478,6478 0,6478">
          <text:p/>
        </draw:polygon>
        <draw:polygon draw:style-name="gr22" draw:text-style-name="P21" draw:layer="layout" svg:width="6.477cm" svg:height="6.477cm" svg:x="2.154cm" svg:y="16.859cm" svg:viewBox="0 0 6478 6478" draw:points="0,0 6478,0 6478,6478 0,6478">
          <text:p/>
        </draw:polygon>
        <draw:polygon draw:style-name="gr23" draw:text-style-name="P22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5" draw:style-name="dp1" draw:master-page-name="PM4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8">Courage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5">Willing to create realistic goals and stick to them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Be present on the meetings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Have a clear role and clear goals within that role. </text:span></text:p>
          </draw:text-box>
        </draw:frame>
        <draw:polygon draw:style-name="gr24" draw:text-style-name="P23" draw:layer="layout" svg:width="6.477cm" svg:height="6.477cm" svg:x="2.154cm" svg:y="2.889cm" svg:viewBox="0 0 6478 6478" draw:points="0,0 6478,0 6478,6478 0,6478">
          <text:p/>
        </draw:polygon>
        <draw:polygon draw:style-name="gr25" draw:text-style-name="P24" draw:layer="layout" svg:width="6.477cm" svg:height="6.477cm" svg:x="12.913cm" svg:y="2.889cm" svg:viewBox="0 0 6478 6478" draw:points="0,0 6478,0 6478,6478 0,6478">
          <text:p/>
        </draw:polygon>
        <draw:polygon draw:style-name="gr26" draw:text-style-name="P25" draw:layer="layout" svg:width="6.477cm" svg:height="6.477cm" svg:x="2.154cm" svg:y="16.859cm" svg:viewBox="0 0 6478 6478" draw:points="0,0 6478,0 6478,6478 0,6478">
          <text:p/>
        </draw:polygon>
        <draw:polygon draw:style-name="gr27" draw:text-style-name="P26" draw:layer="layout" svg:width="6.477cm" svg:height="6.477cm" svg:x="12.904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6" draw:style-name="dp1" draw:master-page-name="PM5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5">Few things at a tim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5">Be open about the work, the progress, the learning and the problems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To collaborate across disciplines and skills, also sharing feedback and learning from one another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Harmony is created by each role syncing and thereby creating a development rhythm as the project progresses </text:span></text:p>
          </draw:text-box>
        </draw:frame>
        <draw:polygon draw:style-name="gr28" draw:text-style-name="P27" draw:layer="layout" svg:width="6.477cm" svg:height="6.477cm" svg:x="2.154cm" svg:y="16.859cm" svg:viewBox="0 0 6478 6478" draw:points="0,0 6478,0 6478,6478 0,6478">
          <text:p/>
        </draw:polygon>
        <draw:polygon draw:style-name="gr29" draw:text-style-name="P28" draw:layer="layout" svg:width="6.477cm" svg:height="6.477cm" svg:x="12.913cm" svg:y="16.859cm" svg:viewBox="0 0 6478 6478" draw:points="0,0 6478,0 6478,6478 0,6478">
          <text:p/>
        </draw:polygon>
        <draw:polygon draw:style-name="gr30" draw:text-style-name="P29" draw:layer="layout" svg:width="6.477cm" svg:height="6.477cm" svg:x="2.154cm" svg:y="2.889cm" svg:viewBox="0 0 6478 6478" draw:points="0,0 6478,0 6478,6478 0,6478">
          <text:p/>
        </draw:polygon>
        <draw:polygon draw:style-name="gr31" draw:text-style-name="P30" draw:layer="layout" svg:width="6.477cm" svg:height="6.477cm" svg:x="12.924cm" svg:y="2.889cm" svg:viewBox="0 0 6478 6478" draw:points="0,0 6478,0 6478,6478 0,6478">
          <text:p/>
        </draw:polygon>
      </draw:page>
      <draw:page draw:name="page7" draw:style-name="dp1" draw:master-page-name="PM6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5">Individuals are shaped by their background and their experiences. It is important to accept the different people who comprise a team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5">To trust the Scrum process to guide the work needed to satisfy the requirements of the product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Not to fear to raise impediments on a daily basis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Adding new features to the Sprint Backlog </text:span></text:p>
          </draw:text-box>
        </draw:frame>
        <draw:polygon draw:style-name="gr32" draw:text-style-name="P31" draw:layer="layout" svg:width="6.477cm" svg:height="6.477cm" svg:x="2.154cm" svg:y="16.859cm" svg:viewBox="0 0 6478 6478" draw:points="0,0 6478,0 6478,6478 0,6478">
          <text:p/>
        </draw:polygon>
        <draw:polygon draw:style-name="gr33" draw:text-style-name="P32" draw:layer="layout" svg:width="6.477cm" svg:height="6.477cm" svg:x="12.913cm" svg:y="16.859cm" svg:viewBox="0 0 6478 6478" draw:points="0,0 6478,0 6478,6478 0,6478">
          <text:p/>
        </draw:polygon>
        <draw:polygon draw:style-name="gr34" draw:text-style-name="P33" draw:layer="layout" svg:width="6.477cm" svg:height="6.477cm" svg:x="2.154cm" svg:y="2.889cm" svg:viewBox="0 0 6478 6478" draw:points="0,0 6478,0 6478,6478 0,6478">
          <text:p/>
        </draw:polygon>
        <draw:polygon draw:style-name="gr35" draw:text-style-name="P34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8" draw:style-name="dp1" draw:master-page-name="PM7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Anti-Pattern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5"><text:span text:style-name="T5">Helping other teams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Anti-Pattern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5"><text:span text:style-name="T5">Keep relevant knowledge to yourself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Reworking the code for your </text:span><text:span text:style-name="T5"><text:line-break/></text:span><text:span text:style-name="T5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I have always done it that way </text:span></text:p>
          </draw:text-box>
        </draw:frame>
        <draw:polygon draw:style-name="gr36" draw:text-style-name="P35" draw:layer="layout" svg:width="6.477cm" svg:height="6.477cm" svg:x="2.154cm" svg:y="16.859cm" svg:viewBox="0 0 6478 6478" draw:points="0,0 6478,0 6478,6478 0,6478">
          <text:p/>
        </draw:polygon>
        <draw:polygon draw:style-name="gr37" draw:text-style-name="P36" draw:layer="layout" svg:width="6.477cm" svg:height="6.477cm" svg:x="12.913cm" svg:y="16.859cm" svg:viewBox="0 0 6478 6478" draw:points="0,0 6478,0 6478,6478 0,6478">
          <text:p/>
        </draw:polygon>
        <draw:polygon draw:style-name="gr38" draw:text-style-name="P37" draw:layer="layout" svg:width="6.477cm" svg:height="6.477cm" svg:x="2.154cm" svg:y="2.889cm" svg:viewBox="0 0 6478 6478" draw:points="0,0 6478,0 6478,6478 0,6478">
          <text:p/>
        </draw:polygon>
        <draw:polygon draw:style-name="gr39" draw:text-style-name="P38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5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5"><text:span text:style-name="T6">By Julio Oliveira </text:span></text:p>
          </draw:text-box>
        </draw:frame>
      </draw:page>
      <draw:page draw:name="page9" draw:style-name="dp1" draw:master-page-name="PM8">
        <draw:polygon draw:style-name="gr1" draw:text-style-name="P1" draw:layer="layout" svg:width="10.167cm" svg:height="13.328cm" svg:x="0.287cm" svg:y="0.273cm" svg:viewBox="0 0 10168 13329" draw:points="0,0 10168,0 10168,13329 0,13329">
          <text:p/>
        </draw:polygon>
        <draw:polygon draw:style-name="gr1" draw:text-style-name="P1" draw:layer="layout" svg:width="10.139cm" svg:height="13.356cm" svg:x="11.089cm" svg:y="0.273cm" svg:viewBox="0 0 10140 13357" draw:points="0,0 10140,0 10140,13357 0,13357">
          <text:p/>
        </draw:polygon>
        <draw:frame draw:style-name="gr40" draw:text-style-name="P3" draw:layer="layout" svg:width="8.255cm" svg:height="2.243cm" svg:x="1.27cm" svg:y="0.273cm">
          <draw:text-box>
            <text:p text:style-name="P2"><text:span text:style-name="T1">Faculty Card</text:span><text:span text:style-name="T1"><text:line-break/></text:span><text:span text:style-name="T9">Responsibilities</text:span><text:span text:style-name="T2"> </text:span></text:p>
          </draw:text-box>
        </draw:frame>
        <draw:line draw:style-name="gr3" draw:text-style-name="P4" draw:layer="layout" svg:x1="10.795cm" svg:y1="-0.476cm" svg:x2="10.795cm" svg:y2="28.575cm">
          <text:p/>
        </draw:line>
        <draw:line draw:style-name="gr3" draw:text-style-name="P4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5"><text:span text:style-name="T3">&lt; <text:s/>CUT </text:span><text:span text:style-name="T4">HERE</text:span><text:span text:style-name="T3"> </text:span></text:p>
          </draw:text-box>
        </draw:frame>
        <draw:frame draw:style-name="gr40" draw:text-style-name="P3" draw:layer="layout" svg:width="8.255cm" svg:height="2.243cm" svg:x="12.065cm" svg:y="0.3cm">
          <draw:text-box>
            <text:p text:style-name="P2"><text:span text:style-name="T1">Faculty Card</text:span><text:span text:style-name="T1"><text:line-break/></text:span><text:span text:style-name="T9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5"><text:span text:style-name="T5">Reworking the code for your </text:span><text:span text:style-name="T5"><text:line-break/></text:span><text:span text:style-name="T5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5"><text:span text:style-name="T5">I have always done it that way </text:span></text:p>
          </draw:text-box>
        </draw:frame>
        <draw:frame draw:style-name="gr41" draw:text-style-name="P3" draw:layer="layout" svg:width="9.566cm" svg:height="9.454cm" svg:x="0.614cm" svg:y="2.543cm">
          <draw:text-box>
            <text:p text:style-name="P39"><text:span text:style-name="T10">Product Owner</text:span><text:span text:style-name="T11"><text:line-break/></text:span><text:span text:style-name="T11">Card 4 = "Work closely with key stakeholders across the organization to communicate, define and prioritize the product backlog."</text:span><text:span text:style-name="T11"><text:line-break/></text:span><text:span text:style-name="T11">Card 5 = "Decision maker regarding what features the product will have."</text:span><text:span text:style-name="T11"><text:line-break/></text:span><text:span text:style-name="T11">Card 6 = "Prioritizes the product backlog during the sprint planning meeting." </text:span></text:p>
            <text:p text:style-name="P39"><text:span text:style-name="T10">Scrum Master</text:span><text:span text:style-name="T11"><text:line-break/></text:span><text:span text:style-name="T11">Card 7 = "Does anything possible to help the team perform at their highest level."</text:span><text:span text:style-name="T11"><text:line-break/></text:span><text:span text:style-name="T11">Card 8 = "Removes all impediments to progress, facilitates meetings and helps resolve conflicts."</text:span><text:span text:style-name="T11"><text:line-break/></text:span><text:span text:style-name="T11">Card 9 = "Shelters the team from outside distractions, allowing team members to focus maniacally during the sprint on the goal they have selected."</text:span><text:span text:style-name="T11"><text:line-break/></text:span><text:span text:style-name="T11"><text:line-break/></text:span><text:span text:style-name="T10">Scrum Team</text:span><text:span text:style-name="T11"><text:line-break/></text:span><text:span text:style-name="T11">Card 10 = "Decides which tools and techniques to use, and which persons will work on which tasks."</text:span><text:span text:style-name="T11"><text:line-break/></text:span><text:span text:style-name="T11">Card 11 = "Have total authority over how the work gets done."</text:span><text:span text:style-name="T11"><text:line-break/></text:span><text:span text:style-name="T11">Card 12 = "Implement the findings that result from Retrospective meetings."</text:span><text:span text:style-name="T12"> </text:span></text:p>
          </draw:text-box>
        </draw:frame>
        <draw:frame draw:style-name="gr42" draw:text-style-name="P3" draw:layer="layout" svg:width="9.385cm" svg:height="10.184cm" svg:x="11.42cm" svg:y="2.516cm">
          <draw:text-box>
            <text:p text:style-name="P39"><text:span text:style-name="T10">Commitment</text:span><text:span text:style-name="T13"><text:line-break/></text:span><text:span text:style-name="T11">Card 18 = "Willing to create realistic goals and stick to them."</text:span><text:span text:style-name="T11"><text:line-break/></text:span><text:span text:style-name="T11">Card 19 = "Be present on the meetings." </text:span></text:p>
            <text:p text:style-name="P39"><text:span text:style-name="T10">Focus</text:span><text:span text:style-name="T13"><text:line-break/></text:span><text:span text:style-name="T11">Card 20 = "Have a clear role and clear goals within that role."</text:span><text:span text:style-name="T11"><text:line-break/></text:span><text:span text:style-name="T11">Card 21 = "Few things at a time."</text:span><text:span text:style-name="T11"><text:line-break/></text:span><text:span text:style-name="T11"><text:line-break/></text:span><text:span text:style-name="T10">Openness</text:span><text:span text:style-name="T11"><text:line-break/></text:span><text:span text:style-name="T11">Card 22 = "Be open about the work, the progress, the learning and the problems."</text:span><text:span text:style-name="T11"><text:line-break/></text:span><text:span text:style-name="T11">Card 23 = "To collaborate across disciplines and skills, also sharing feedback and learning from one another." </text:span></text:p>
            <text:p text:style-name="P39"><text:span text:style-name="T10">Respect</text:span><text:span text:style-name="T11"><text:line-break/></text:span><text:span text:style-name="T11">Card 24 = "Harmony is created by each role syncing and thereby creating a development rhythm as the project progresses."</text:span><text:span text:style-name="T11"><text:line-break/></text:span><text:span text:style-name="T11">Card 25 = "Individuals are shaped by their background and their experiences. It is important to accept the different people who comprise a team." </text:span></text:p>
            <text:p text:style-name="P39"><text:span text:style-name="T10">Courage</text:span><text:span text:style-name="T11"><text:line-break/></text:span><text:span text:style-name="T11">Card 26 = "To trust the Scrum process to guide the work needed to satisfy the requirements of the product."</text:span><text:span text:style-name="T11"><text:line-break/></text:span><text:span text:style-name="T11">Card 27 = "Not to fear to raise impediments on a daily basis."</text:span><text:span text:style-name="T14"> </text:span></text:p>
          </draw:text-box>
        </draw:frame>
        <draw:polygon draw:style-name="gr1" draw:text-style-name="P1" draw:layer="layout" svg:width="10.167cm" svg:height="13.328cm" svg:x="0.277cm" svg:y="14.291cm" svg:viewBox="0 0 10168 13329" draw:points="0,0 10168,0 10168,13329 0,13329">
          <text:p/>
        </draw:polygon>
        <draw:polygon draw:style-name="gr1" draw:text-style-name="P1" draw:layer="layout" svg:width="10.139cm" svg:height="13.356cm" svg:x="11.079cm" svg:y="14.291cm" svg:viewBox="0 0 10140 13357" draw:points="0,0 10140,0 10140,13357 0,13357">
          <text:p/>
        </draw:polygon>
        <draw:frame draw:style-name="gr40" draw:text-style-name="P3" draw:layer="layout" svg:width="8.255cm" svg:height="2.243cm" svg:x="1.26cm" svg:y="14.291cm">
          <draw:text-box>
            <text:p text:style-name="P2"><text:span text:style-name="T1">Faculty Card</text:span><text:span text:style-name="T1"><text:line-break/></text:span><text:span text:style-name="T9">Anti-Patterns</text:span><text:span text:style-name="T2"> </text:span></text:p>
          </draw:text-box>
        </draw:frame>
        <draw:frame draw:style-name="gr40" draw:text-style-name="P3" draw:layer="layout" svg:width="9.566cm" svg:height="2.243cm" svg:x="11.372cm" svg:y="14.318cm">
          <draw:text-box>
            <text:p text:style-name="P2"><text:span text:style-name="T1">Game</text:span><text:span text:style-name="T1"><text:line-break/></text:span><text:span text:style-name="T9">Credentials / References</text:span><text:span text:style-name="T2"> </text:span></text:p>
          </draw:text-box>
        </draw:frame>
        <draw:frame draw:style-name="gr41" draw:text-style-name="P3" draw:layer="layout" svg:width="9.566cm" svg:height="9.454cm" svg:x="0.604cm" svg:y="16.561cm">
          <draw:text-box>
            <text:p text:style-name="P39"><text:span text:style-name="T10">Commitment</text:span><text:span text:style-name="T13"><text:line-break/></text:span><text:span text:style-name="T11">Card 28= "Adding new features to the Sprint Backlog" </text:span></text:p>
            <text:p text:style-name="P39"><text:span text:style-name="T10">Focus</text:span><text:span text:style-name="T13"><text:line-break/></text:span><text:span text:style-name="T11">Card 29 = "Helping other teams”</text:span><text:span text:style-name="T11"><text:line-break/></text:span><text:span text:style-name="T11"><text:line-break/></text:span><text:span text:style-name="T10">Openness</text:span><text:span text:style-name="T11"><text:line-break/></text:span><text:span text:style-name="T11">Card 30 = "Keep relevant knowledge to yourself” </text:span></text:p>
            <text:p text:style-name="P39"><text:span text:style-name="T10">Respect</text:span><text:span text:style-name="T11"><text:line-break/></text:span><text:span text:style-name="T11">Card 31 = "Reworking the code for your </text:span><text:span text:style-name="T11"><text:line-break/></text:span><text:span text:style-name="T11">colleague" </text:span></text:p>
            <text:p text:style-name="P39"><text:span text:style-name="T10">Courage</text:span><text:span text:style-name="T11"><text:line-break/></text:span><text:span text:style-name="T11">Card 32 = "I have always done it that way”</text:span><text:span text:style-name="T14"> </text:span></text:p>
          </draw:text-box>
        </draw:frame>
        <draw:frame draw:style-name="gr42" draw:text-style-name="P3" draw:layer="layout" svg:width="9.385cm" svg:height="10.184cm" svg:x="11.409cm" svg:y="16.534cm">
          <draw:text-box>
            <text:p text:style-name="P40"><text:span text:style-name="T15">Julio Oliveira</text:span><text:span text:style-name="T15"><text:line-break/></text:span><text:span text:style-name="T16">http://gameagile.com/</text:span><text:span text:style-name="T6"> </text:span></text:p>
            <text:p text:style-name="P40"><text:span text:style-name="T15">Game Icons Project</text:span><text:span text:style-name="T6"><text:line-break/></text:span><text:span text:style-name="T16">http://game-icons.net/</text:span><text:span text:style-name="T6"> </text:span></text:p>
            <text:p text:style-name="P40"><text:span text:style-name="T15">nanDECK Software for Card Games Designers</text:span><text:span text:style-name="T6"><text:line-break/></text:span><text:span text:style-name="T16">http://www.nand.it/nandeck/</text:span><text:span text:style-name="T6"> </text:span></text:p>
            <text:p text:style-name="P40"><text:span text:style-name="T15">Scrum Alliance</text:span><text:span text:style-name="T6"><text:line-break/></text:span><text:span text:style-name="T16">https://www.scrumalliance.org/</text:span><text:span text:style-name="T6"> </text:span></text:p>
            <text:p text:style-name="P40"><text:span text:style-name="T15">Scrum.org</text:span><text:span text:style-name="T6"><text:line-break/></text:span><text:span text:style-name="T16">ttps://www.scrum.org/</text:span><text:span text:style-name="T6"> </text:span></text:p>
            <text:p text:style-name="P40"><text:span text:style-name="T15">Mountain Goat Software</text:span><text:span text:style-name="T6"><text:line-break/></text:span><text:span text:style-name="T16">https://www.mountaingoatsoftware.com/</text:span><text:span text:style-name="T6"> </text:span></text:p>
            <text:p text:style-name="P40"><text:span text:style-name="T15">Peter Buijs</text:span><text:span text:style-name="T15"><text:line-break/></text:span><text:span text:style-name="T16">https://www.linkedin.com/in/pbbuijs/</text:span><text:span text:style-name="T15"> </text:span></text:p>
            <text:p text:style-name="P40"><text:span text:style-name="T15">Dirk Visser</text:span><text:span text:style-name="T15"><text:line-break/></text:span><text:span text:style-name="T16">https://www.linkedin.com/in/dtavisser/</text:span><text:span text:style-name="T15"> </text:span></text:p>
            <text:p text:style-name="P5"><text:span text:style-name="T17"><text:line-break/></text:span><text:span text:style-name="T17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 style:font-pitch="variable"/>
    <style:font-face style:name="Constantia1" svg:font-family="Constant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FA000000B41C6CE8F76037CC23D.jpg" xlink:type="simple" xlink:show="embed" xlink:actuate="onLoad"/>
    <draw:fill-image draw:name="Bitmap_5f_1" draw:display-name="Bitmap_1" xlink:href="Pictures/1000000000000200000002001183F198F9265F64.png" xlink:type="simple" xlink:show="embed" xlink:actuate="onLoad"/>
    <draw:fill-image draw:name="Bitmap_5f_10" draw:display-name="Bitmap_10" xlink:href="Pictures/100000000000020000000200CBCAD00B76815FD7.png" xlink:type="simple" xlink:show="embed" xlink:actuate="onLoad"/>
    <draw:fill-image draw:name="Bitmap_5f_11" draw:display-name="Bitmap_11" xlink:href="Pictures/1000000000000200000002009E23D493D221BE1A.png" xlink:type="simple" xlink:show="embed" xlink:actuate="onLoad"/>
    <draw:fill-image draw:name="Bitmap_5f_12" draw:display-name="Bitmap_12" xlink:href="Pictures/100000000000020000000200D794317385ABA396.png" xlink:type="simple" xlink:show="embed" xlink:actuate="onLoad"/>
    <draw:fill-image draw:name="Bitmap_5f_13" draw:display-name="Bitmap_13" xlink:href="Pictures/1000000000000200000002002CA3254A643BC546.png" xlink:type="simple" xlink:show="embed" xlink:actuate="onLoad"/>
    <draw:fill-image draw:name="Bitmap_5f_14" draw:display-name="Bitmap_14" xlink:href="Pictures/10000000000002000000020060100D04C7CB747E.png" xlink:type="simple" xlink:show="embed" xlink:actuate="onLoad"/>
    <draw:fill-image draw:name="Bitmap_5f_15" draw:display-name="Bitmap_15" xlink:href="Pictures/100000000000020000000200B534B811321D9549.png" xlink:type="simple" xlink:show="embed" xlink:actuate="onLoad"/>
    <draw:fill-image draw:name="Bitmap_5f_16" draw:display-name="Bitmap_16" xlink:href="Pictures/1000000000000200000002002AA96F2C73482466.png" xlink:type="simple" xlink:show="embed" xlink:actuate="onLoad"/>
    <draw:fill-image draw:name="Bitmap_5f_17" draw:display-name="Bitmap_17" xlink:href="Pictures/100000000000020000000200B7C5FB84AA96996B.png" xlink:type="simple" xlink:show="embed" xlink:actuate="onLoad"/>
    <draw:fill-image draw:name="Bitmap_5f_18" draw:display-name="Bitmap_18" xlink:href="Pictures/100000000000020000000200515790E5E973A769.png" xlink:type="simple" xlink:show="embed" xlink:actuate="onLoad"/>
    <draw:fill-image draw:name="Bitmap_5f_19" draw:display-name="Bitmap_19" xlink:href="Pictures/100000000000020000000200E56375F1E62359BC.png" xlink:type="simple" xlink:show="embed" xlink:actuate="onLoad"/>
    <draw:fill-image draw:name="Bitmap_5f_2" draw:display-name="Bitmap_2" xlink:href="Pictures/100000000000020000000200B8A69E29A8236C98.png" xlink:type="simple" xlink:show="embed" xlink:actuate="onLoad"/>
    <draw:fill-image draw:name="Bitmap_5f_20" draw:display-name="Bitmap_20" xlink:href="Pictures/1000000000000200000002005D6D3185269F1834.png" xlink:type="simple" xlink:show="embed" xlink:actuate="onLoad"/>
    <draw:fill-image draw:name="Bitmap_5f_21" draw:display-name="Bitmap_21" xlink:href="Pictures/1000000000000200000002000D30EEDC51CE29AF.png" xlink:type="simple" xlink:show="embed" xlink:actuate="onLoad"/>
    <draw:fill-image draw:name="Bitmap_5f_22" draw:display-name="Bitmap_22" xlink:href="Pictures/100000000000020000000200131481AC1FEC112C.png" xlink:type="simple" xlink:show="embed" xlink:actuate="onLoad"/>
    <draw:fill-image draw:name="Bitmap_5f_23" draw:display-name="Bitmap_23" xlink:href="Pictures/1000000000000200000002009CB31D7FBA100497.png" xlink:type="simple" xlink:show="embed" xlink:actuate="onLoad"/>
    <draw:fill-image draw:name="Bitmap_5f_24" draw:display-name="Bitmap_24" xlink:href="Pictures/100000000000020000000200A73C5E5F3E5FFED0.png" xlink:type="simple" xlink:show="embed" xlink:actuate="onLoad"/>
    <draw:fill-image draw:name="Bitmap_5f_25" draw:display-name="Bitmap_25" xlink:href="Pictures/1000000000000200000002009290DBDE4EB473F8.png" xlink:type="simple" xlink:show="embed" xlink:actuate="onLoad"/>
    <draw:fill-image draw:name="Bitmap_5f_26" draw:display-name="Bitmap_26" xlink:href="Pictures/10000000000002000000020026CC7D827FC70139.png" xlink:type="simple" xlink:show="embed" xlink:actuate="onLoad"/>
    <draw:fill-image draw:name="Bitmap_5f_27" draw:display-name="Bitmap_27" xlink:href="Pictures/100000000000020000000200196A7DA22EB9B4A0.png" xlink:type="simple" xlink:show="embed" xlink:actuate="onLoad"/>
    <draw:fill-image draw:name="Bitmap_5f_28" draw:display-name="Bitmap_28" xlink:href="Pictures/100000000000020000000200C34CBF41A8321231.png" xlink:type="simple" xlink:show="embed" xlink:actuate="onLoad"/>
    <draw:fill-image draw:name="Bitmap_5f_29" draw:display-name="Bitmap_29" xlink:href="Pictures/10000000000002000000020018C5765F1DF6E624.png" xlink:type="simple" xlink:show="embed" xlink:actuate="onLoad"/>
    <draw:fill-image draw:name="Bitmap_5f_3" draw:display-name="Bitmap_3" xlink:href="Pictures/1000000000000200000002004E141EE85A6A6ED8.png" xlink:type="simple" xlink:show="embed" xlink:actuate="onLoad"/>
    <draw:fill-image draw:name="Bitmap_5f_30" draw:display-name="Bitmap_30" xlink:href="Pictures/100000000000020000000200485BA036EECFB449.png" xlink:type="simple" xlink:show="embed" xlink:actuate="onLoad"/>
    <draw:fill-image draw:name="Bitmap_5f_31" draw:display-name="Bitmap_31" xlink:href="Pictures/1000000000000200000002005AD5D44A6F4DA729.png" xlink:type="simple" xlink:show="embed" xlink:actuate="onLoad"/>
    <draw:fill-image draw:name="Bitmap_5f_32" draw:display-name="Bitmap_32" xlink:href="Pictures/1000000000000200000002006C376890F42C9F32.png" xlink:type="simple" xlink:show="embed" xlink:actuate="onLoad"/>
    <draw:fill-image draw:name="Bitmap_5f_4" draw:display-name="Bitmap_4" xlink:href="Pictures/10000000000002000000020011FA2666655AE7D1.png" xlink:type="simple" xlink:show="embed" xlink:actuate="onLoad"/>
    <draw:fill-image draw:name="Bitmap_5f_5" draw:display-name="Bitmap_5" xlink:href="Pictures/1000000000000200000002001A6677A79F9438E4.png" xlink:type="simple" xlink:show="embed" xlink:actuate="onLoad"/>
    <draw:fill-image draw:name="Bitmap_5f_6" draw:display-name="Bitmap_6" xlink:href="Pictures/100000000000020000000200EBFA1657CCA05B6E.png" xlink:type="simple" xlink:show="embed" xlink:actuate="onLoad"/>
    <draw:fill-image draw:name="Bitmap_5f_7" draw:display-name="Bitmap_7" xlink:href="Pictures/100000000000020000000200DF7EE6554E5F6691.png" xlink:type="simple" xlink:show="embed" xlink:actuate="onLoad"/>
    <draw:fill-image draw:name="Bitmap_5f_8" draw:display-name="Bitmap_8" xlink:href="Pictures/100000000000020000000200ECCB1AB339B34653.png" xlink:type="simple" xlink:show="embed" xlink:actuate="onLoad"/>
    <draw:fill-image draw:name="Bitmap_5f_9" draw:display-name="Bitmap_9" xlink:href="Pictures/1000000000000200000002008347D6EB7644A134.png" xlink:type="simple" xlink:show="embed" xlink:actuate="onLoad"/>
    <draw:marker draw:name="Arrow" svg:viewBox="0 0 20 30" svg:d="M10 0l-10 30h20z"/>
    <draw:stroke-dash draw:name="Dash_5f_0" draw:display-name="Dash_0" draw:style="rect" draw:dots1="1" draw:dots1-length="0.071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3T17:05:56.858567485</dc:date>
    <meta:creation-date>2017-08-11T11:20:29Z</meta:creation-date>
    <meta:generator>LibreOffice/7.3.4.2$MacOSX_AARCH64 LibreOffice_project/728fec16bd5f605073805c3c9e7c4212a0120dc5</meta:generator>
    <meta:editing-duration>PT14M28S</meta:editing-duration>
    <meta:editing-cycles>3</meta:editing-cycles>
    <meta:document-statistic meta:object-count="197"/>
  </office:meta>
</office:document-meta>
</file>